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end" style:justify-single-word="false"/>
      <style:text-properties fo:color="#3366ff"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ff"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end" style:justify-single-word="false"/>
      <style:text-properties fo:color="#0000ff" style:font-name="Arial" fo:font-size="11pt" style:font-size-asian="11pt" style:font-name-complex="Arial" style:font-size-complex="11p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color="#0000ff" style:font-name="Arial" fo:font-size="11pt" style:font-size-asian="11pt" style:font-name-complex="Arial" style:font-size-complex="11pt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/>
    </style:style>
    <style:style style:name="T3" style:family="text">
      <style:text-properties fo:color="#3366ff" fo:font-weight="bold" style:font-weight-asian="bold"/>
    </style:style>
    <style:style style:name="T4" style:family="text">
      <style:text-properties style:font-name="Arial" fo:font-size="9pt" style:font-size-asian="9pt" style:font-name-complex="Arial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er93_qual" text:name="cer93_qual"/>
        <text:user-field-decl office:value-type="string" office:string-value="cer93_adresse" text:name="cer93_adresse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ontratinsertion_dd_ci" text:name="contratinsertion_dd_ci"/>
        <text:user-field-decl office:value-type="string" office:string-value="cer93_duree" text:name="cer93_duree"/>
      </text:user-field-decls>
      <text:p text:style-name="P8"><text:user-field-get text:name="cer93_qual">cer93_qual</text:user-field-get></text:p>
      <text:p text:style-name="P7"><text:user-field-get text:name="cer93_adresse">cer93_adresse</text:user-field-get></text:p>
      <text:p text:style-name="P7"><text:user-field-get text:name="cer93_codepos">cer93_codepos</text:user-field-get> <text:user-field-get text:name="cer93_locaadr">cer93_locaadr</text:user-field-get></text:p>
      <text:p text:style-name="P6"/>
      <text:p text:style-name="P6"/>
      <text:p text:style-name="P6"/>
      <text:p text:style-name="P5"><text:user-field-get text:name="cer93_qual">cer93_qual</text:user-field-get> </text:p>
      <text:p text:style-name="P2"/>
      <text:p text:style-name="P2"><text:span text:style-name="T1">Le </text:span><text:span text:style-name="T1"><text:user-field-get text:name="contratinsertion_dd_ci">contratinsertion_dd_ci</text:user-field-get></text:span><text:span text:style-name="T1"> vous avez signé un Contrat d’Engagement Réciproque (CER), pour une durée de </text:span><text:span text:style-name="T1"><text:user-field-get text:name="cer93_duree">cer93_duree</text:user-field-get></text:span><text:span text:style-name="T1">.</text:span></text:p>
      <text:p text:style-name="P2">Ce contrat est validé par le Président du Conseil général.</text:p>
      <text:p text:style-name="P6"/>
      <text:p text:style-name="P5">Champ « zone observation du courrier » si champ rempli</text:p>
      <text:p text:style-name="P2"/>
      <text:p text:style-name="P2">Votre CER est valable du <text:span text:style-name="T3">(date de début)</text:span> au <text:span text:style-name="T3">(date de fin).</text:span></text:p>
      <text:p text:style-name="P2"/>
      <text:p text:style-name="P2">Vous devrez respecter le contenu de votre contrat et le renouveler avec l’aide de votre service référent. Dans le cas contraire, la loi<text:span text:style-name="Footnote_20_Symbol"><text:note text:id="ftn1" text:note-class="footnote"><text:note-citation>1</text:note-citation><text:note-body><text:p text:style-name="Footnote"><text:s/><text:span text:style-name="T4">Article L 262-37 du Code de l’Action Sociale et des Familles.</text:span></text:p></text:note-body></text:note></text:span> prévoit que le versement du Revenu de Solidarité Active peut être suspendu en tout ou partie par le Président du Conseil général. </text:p>
      <text:p text:style-name="P2"/>
      <text:p text:style-name="P2">Je vous prie d’agréer, <text:span text:style-name="T2">Madame /Monsieur selon qualification, </text:span>l’expression de mes salutations distinguées.</text:p>
      <text:p text:style-name="P2"/>
      <text:p text:style-name="P2"/>
      <text:p text:style-name="P4">Ne pas prévoir de signature : elle sera ajoutée de façon manuelle avec le tampon correspondant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ans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 style:font-name-complex="Lohit Hindi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dame, Monsieur,</dc:title>
    <meta:initial-creator>hpont</meta:initial-creator>
    <meta:creation-date>2012-11-12T15:03:00</meta:creation-date>
    <dc:creator>Arnaud Auzolat</dc:creator>
    <dc:date>2012-11-14T08:47:57</dc:date>
    <meta:print-date>2012-06-15T15:43:00</meta:print-date>
    <meta:editing-cycles>4</meta:editing-cycles>
    <meta:editing-duration>PT1M</meta:editing-duration>
    <meta:generator>LibreOffice/3.5$Linux_X86_64 LibreOffice_project/350m1$Build-2</meta:generator>
    <meta:document-statistic meta:table-count="0" meta:image-count="0" meta:object-count="0" meta:page-count="1" meta:paragraph-count="12" meta:word-count="138" meta:character-count="873" meta:non-whitespace-character-count="745"/>
    <meta:user-defined meta:name="Info 1"/>
    <meta:user-defined meta:name="Info 2"/>
    <meta:user-defined meta:name="Info 3"/>
    <meta:user-defined meta:name="Info 4"/>
  </office:meta>
</office:document-meta>
</file>